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9.75pt" fo:font-weight="normal" fo:font-family="sans-serif" style:font-family-asian="sans-serif" style:font-family-complex="sans-serif" fo:background-color="transparent" fo:color="#000000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Point</text:span></text:p>
      <text:list text:style-name="L2">
        <text:list-item>
          <text:p text:style-name="P2"><text:span text:style-name="T1">Refresh after restor in Ean Packing (</text:span><text:a xlink:href="https://siameats.net/eanPacking"><text:span text:style-name="T2">https://siameats.net/eanPacking</text:span></text:a><text:span text:style-name="T3">)</text:span></text:p>
        </text:list-item>
      </text:list>
      <text:p text:style-name="P3"><text:span text:style-name="T3">when press this procedure works, but there is no green that comes and says done and no refresh, I already mentione dthis at least 6 times<text:s text:c="2"/></text:span><text:span text:style-name="T4">// DONE</text:span></text:p>
      <text:p text:style-name="P3"><draw:frame text:anchor-type="as-char" svg:width="163.78mm" svg:height="24.08mm" style:rel-width="scale" style:rel-height="scale"><draw:object-ole xlink:href="OleObj1"/><draw:image xlink:href="ObjectReplacements/OleObj1"/></draw:frame><text:span text:style-name="T5"/></text:p>
      <text:list text:style-name="L4">
        <text:list-item>
          <text:p text:style-name="P4"><text:span text:style-name="T6">PDF<text:s text:c="2"/></text:span><text:span text:style-name="T7">// WORKING</text:span></text:p>
        </text:list-item>
        <text:list-item>
          <text:p text:style-name="P4"><text:span text:style-name="T8">Payments (works okay in client please make it under main<text:s/></text:span><text:a xlink:href="https://siameats.net/dashboard"><text:span text:style-name="T9">https://siameats.net/dashboard</text:span></text:a><text:span text:style-name="T10"><text:s/>also work)<text:s text:c="2"/></text:span><text:span text:style-name="T11">// DONE</text:span></text:p>
        </text:list-item>
        <text:list-item>
          <text:p text:style-name="P4"><text:span text:style-name="T12">Claims<text:s text:c="2"/></text:span><text:span text:style-name="T13">// DONE</text:span></text:p>
        </text:list-item>
        <text:list-item>
          <text:p text:style-name="P4"><text:span text:style-name="T14">ICONS OPEN IN NEW TAB OR MODAL FOR ALL<text:s text:c="2"/>FOR STATEMENT OPEN IN NEW TAB BOTH CLIENT AND CONSIGNEE<text:s text:c="2"/></text:span><text:span text:style-name="T15">// WORKING</text:span></text:p>
        </text:list-item>
      </text:list>
      <text:p text:style-name="P5"><draw:frame text:anchor-type="as-char" svg:width="163.78mm" svg:height="103.72mm" style:rel-width="scale" style:rel-height="scale"><draw:object-ole xlink:href="OleObj2"/><draw:image xlink:href="ObjectReplacements/OleObj2"/></draw:frame><text:span text:style-name="T16"/></text:p>
      <text:list text:style-name="L6">
        <text:list-item>
          <text:p text:style-name="P6"><text:span text:style-name="T17"><text:s/>YELLOW<text:s text:c="2"/>ICONS STATUS 2 AND UP HIDE PINK AT 2 BECOME AVAILABLE<text:s text:c="2"/></text:span><text:span text:style-name="T18">// DONE</text:span></text:p>
        </text:list-item>
      </text:list>
      <text:p text:style-name="P7"><text:span text:style-name="T19"/></text:p>
      <text:p text:style-name="P7"><draw:frame text:anchor-type="as-char" svg:width="163.78mm" svg:height="30.96mm" style:rel-width="scale" style:rel-height="scale"><draw:object-ole xlink:href="OleObj3"/><draw:image xlink:href="ObjectReplacements/OleObj3"/></draw:frame><text:span text:style-name="T20">Below ICON CHANGE<text:s text:c="2"/>WITH PROCEDURE<text:s/></text:span><text:span text:style-name="T21">Invoice_AWB_Ready AND CHANGE ICON TO DOWNLOAD<text:s/></text:span><text:span text:style-name="T22">// DONE</text:span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draw:frame text:anchor-type="as-char" svg:width="163.78mm" svg:height="32.01mm" style:rel-width="scale" style:rel-height="scale"><draw:object-ole xlink:href="OleObj4"/><draw:image xlink:href="ObjectReplacements/OleObj4"/></draw:frame><text:span text:style-name="T23"/></text:p>
      <text:list text:style-name="L8">
        <text:list-item>
          <text:p text:style-name="P8"><text:span text:style-name="T24">WHEN USE CUSTOMZED PRICING IN Invoice THE TOTAL IS WRONG NEED TO ADJUST THE sum(cUSTOMIZED PRICE * ITF QUANTITY)<text:s text:c="2"/></text:span><text:span text:style-name="T25">// DONE</text:span></text:p>
        </text:list-item>
        <text:list-item>
          <text:p text:style-name="P8"><text:span text:style-name="T26">complete c.SIAMEATS.NE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